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fo:color="#004dbb"/>
    </style:style>
    <style:style style:name="T3" style:family="text">
      <style:text-properties fo:font-size="11.00pt" fo:font-weight="bold" fo:font-family="Arial" style:font-family-asian="Arial" style:font-family-complex="Arial" fo:background-color="transparent" fo:color="#004dbb"/>
    </style:style>
    <style:style style:name="T4" style:family="text">
      <style:text-properties fo:font-size="12.00pt" fo:font-weight="bold" fo:font-family="Arial" style:font-family-asian="Arial" style:font-family-complex="Arial" fo:background-color="transparent" fo:color="#004dbb"/>
    </style:style>
    <style:style style:name="T5" style:family="text">
      <style:text-properties fo:font-size="12.00pt" fo:font-weight="bold" fo:font-family="Arial" style:font-family-asian="Arial" style:font-family-complex="Arial" fo:background-color="transparent" fo:color="#004dbb"/>
    </style:style>
    <style:style style:name="T6" style:family="text">
      <style:text-properties fo:font-size="12.00pt" fo:font-weight="bold" fo:font-family="Arial" style:font-family-asian="Arial" style:font-family-complex="Arial" fo:background-color="transparent" fo:color="#004dbb"/>
    </style:style>
    <style:style style:name="T7" style:family="text">
      <style:text-properties fo:font-size="12.00pt" fo:font-weight="bold" fo:font-family="Arial" style:font-family-asian="Arial" style:font-family-complex="Arial" fo:background-color="transparent" fo:color="#004dbb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4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bold" fo:font-family="Arial" style:font-family-asian="Arial" style:font-family-complex="Arial" fo:background-color="transparent" fo:color="#004dbb"/>
    </style:style>
    <style:style style:name="T31" style:family="text">
      <style:text-properties fo:font-size="12.00pt" fo:font-weight="bold" fo:font-family="Arial" style:font-family-asian="Arial" style:font-family-complex="Arial" fo:background-color="transparent" fo:color="#004dbb"/>
    </style:style>
    <style:style style:name="T32" style:family="text">
      <style:text-properties fo:font-size="12.00pt" fo:font-weight="bold" fo:font-family="Arial" style:font-family-asian="Arial" style:font-family-complex="Arial" fo:background-color="transparent" fo:color="#004dbb"/>
    </style:style>
    <style:style style:name="T33" style:family="text">
      <style:text-properties fo:font-size="12.00pt" fo:font-weight="bold" fo:font-family="Arial" style:font-family-asian="Arial" style:font-family-complex="Arial" fo:background-color="transparent" fo:color="#004dbb"/>
    </style:style>
    <style:style style:name="T3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50.00%" fo:text-align="center" fo:margin-bottom="8.00pt"/>
    </style:style>
    <style:style style:name="P2" style:family="paragraph">
      <style:paragraph-properties fo:line-height="150.00%" fo:text-align="left" fo:margin-bottom="8.00pt"/>
    </style:style>
  </office:automatic-styles>
  <office:body>
    <office:text>
      <text:p text:style-name="P1"><text:span text:style-name="T1">Nome: Paulo Roberto Xavier da Silva<text:s text:c="4"/>Turma: 221T<text:s text:c="3"/>Data: 09.12.2023</text:span></text:p>
      <text:p text:style-name="P1"><text:span text:style-name="T1">Atividade V&amp;V (Validação e Verificação)</text:span></text:p>
      <text:p text:style-name="P2"><text:span text:style-name="T1"/></text:p>
      <text:p text:style-name="P2"><text:span text:style-name="T2">•</text:span><text:span text:style-name="T3"><text:s/></text:span><text:span text:style-name="T4">Pesquise de que forma podemos aplicar os principais conceitos relacionados à atividade de VV<text:s/></text:span><text:span text:style-name="T5">–</text:span><text:span text:style-name="T6">Valida</text:span><text:span text:style-name="T7">ção, Verificação (dê exemplos)</text:span><text:span text:style-name="T8"/></text:p>
      <text:p text:style-name="P2"><text:span text:style-name="T8">Na parte de Teste de Software, existem diversas formas em que podemos aplicar estes conceitos de Verificação e Validação. Os mais comuns, como vimos no decorrer das aulas são: Testes Unitários, Testes de Integração, Testes de Sistema e Testes de Aceitação do Usuário. </text:span></text:p>
      <text:p text:style-name="P2"><text:span text:style-name="T9">Testes Unitários:<text:s/></text:span><text:span text:style-name="T10">Consistem em testar funcionalidades ou unidades específicas dentro de um software invidualmente. Nessa etapa é testada cada parte do software individualmente para garatir que cada funcionalidade esteja atingindo os resultados esperados dela e sem eventuais falhas. Relacionando com os conceitos de<text:s/></text:span><text:span text:style-name="T11">Validação e Verificação</text:span><text:span text:style-name="T12">, nessa etapa é possível verificar como as unidades estão funcionando e se estão dentro do que se espera de cada uma, mais especificamente dentro dos requisitos funcionais do projeto. </text:span></text:p>
      <text:p text:style-name="P2"><text:span text:style-name="T13">Testes de Integração:</text:span><text:span text:style-name="T14"><text:s/>Nessa fase as unidades são agrupadas e testadas em conjunto, buscando encontrar eventuais problemas que possam surgir a partir dessa integração entre ambas. Relacionando com o tema em questão, nessa fase ocorre a<text:s/></text:span><text:span text:style-name="T15">verificação</text:span><text:span text:style-name="T16"><text:s/>dessas unidades em conjunto e procura-se observar qualquer problema que possa ocorrer, além de<text:s/></text:span><text:span text:style-name="T17">validar<text:s/></text:span><text:span text:style-name="T18">se esses conjuntos atedem aos requisitos solcitados pelo cliente. </text:span></text:p>
      <text:p text:style-name="P2"><text:span text:style-name="T19">Teste de Sistema:<text:s/></text:span><text:span text:style-name="T20">É uma fase crucial, pois antecede o Teste de Aceitação do Usuário e é nessa fase que o sistema é testado como um todo. O objetivo dessa fase é garantir que o sistema atenda aos requisitos e funcione por completo. É uma fase importante onde é<text:s/></text:span><text:span text:style-name="T21">verificado</text:span><text:span text:style-name="T22"><text:s/>cada funcionalidade testada previamente, porém agora em conjunto com todas as outras e de maneira mais completa. Também é feito um paralelo com o que foi pedido pelo cliente e procura-se<text:s/></text:span><text:span text:style-name="T23">validar</text:span><text:span text:style-name="T24"><text:s/></text:span><text:span text:style-name="T25">se o sistema atende a tudo que foi pedido anteriormente pelo cliente.</text:span></text:p>
      <text:p text:style-name="P2"><text:span text:style-name="T26">Teste de Aceitação do Usuário:<text:s/></text:span><text:span text:style-name="T27">Essa é a fase mais importante de todo o processo de criação e implementação do sistema, é nela que o usuário final avalia e verifica se o sistema atende a todos os requisitos previamente solicitados. É uma etapa totalmente voltada para a<text:s/></text:span><text:span text:style-name="T28">validação</text:span><text:span text:style-name="T29"><text:s/>do público final. É nessa fase que o cliente irá testar e decidir se o sistema está pronto para a implementação final e se atende a todas as necessidades de uso.<text:s text:c="4"/></text:span></text:p>
      <text:p text:style-name="P2"><text:span text:style-name="T29"/></text:p>
      <text:p text:style-name="P2"><text:span text:style-name="T30">• Cite e descrev</text:span><text:span text:style-name="T31">a</text:span><text:span text:style-name="T32"><text:s/>3 t</text:span><text:span text:style-name="T33">écnicas que podem ser utilizadas para Validação ou Verificação de software</text:span></text:p>
      <text:p text:style-name="P2"><text:span text:style-name="T34">Teste de Regressão:</text:span><text:span text:style-name="T35"><text:s/>Uma das técnicas que podem ser utilizadas para a verificação de um software são os testes de regressão. Com esse teste é possível verificar se alguma alteração ou nova funcionalidade implementada afetou de forma negativa alguma funcionalidade já existente. São testes realizados constantemente e são muito importantes para garantir a integridade das funcionalidades antes realizadas e garantir que o sistema continue operando de forma contínua e correta. </text:span></text:p>
      <text:p text:style-name="P2"><text:span text:style-name="T36">Teste Funcional:</text:span><text:span text:style-name="T37"><text:s text:c="2"/>É um exemplo voltado tanto para a prática de verificação de software quanto para a validação de software. Esse tipo de teste consiste em verificar e validar se o sistema atende aos requisitos funcionais do software para o qual ele foi projetado. É um tipo de teste que buscar validar se todas os requisitos funcionais especificados pelo cliente estão sendo desenvolvidos de maneira a atender essas especificações. </text:span></text:p>
      <text:p text:style-name="P2"><text:span text:style-name="T38">Smoke Test:<text:s/></text:span><text:span text:style-name="T39">É um teste similar ao Teste de Regressão, porém nele busca verificar se as funcionalidades básicas do sistema continuam em funcionamento após uma grande atualização ou mudança significativa no código. É um exemplo de teste que engloba preferencialmente a parte de verificação. É um teste com duração mais curta, porém ainda assim é bastante importante e eficaz para monitorar eventuais problemas que venham a surgir após grandes atualizações ou grandes mudanças em partes do código-fonte.<text:s text:c="3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